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2.602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>
            <text:p>Revisor:</text:p>
          </table:table-cell>
          <table:table-cell table:style-name="ce2" office:value-type="string">
            <text:p>Luís Fernando Cavalcante dos Santos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Revisado:</text:p>
          </table:table-cell>
          <table:table-cell table:style-name="ce2" office:value-type="string">
            <text:p>Noemi Scherer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Data:</text:p>
          </table:table-cell>
          <table:table-cell table:style-name="ce5" office:value-type="date" office:date-value="2016-08-30">
            <text:p>30/08/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6"/>
          <table:table-cell table:style-name="ce8" office:value-type="string">
            <text:p>Resposta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9" table:content-validation-name="val1" office:value-type="string">
            <text:p>Sim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9" table:content-validation-name="val1" office:value-type="string">
            <text:p>Sim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9" table:content-validation-name="val1" office:value-type="string">
            <text:p>Sim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9" table:content-validation-name="val1" office:value-type="string">
            <text:p>Sim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>
            <text:p>Correto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9" table:content-validation-name="val3" office:value-type="string">
            <text:p>Sim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>
            <text:p>Correto</text:p>
          </table:table-cell>
        </table:table-row>
        <table:table-row table:style-name="ro5">
          <table:table-cell/>
          <table:table-cell office:value-type="string" table:number-columns-spanned="2" table:number-rows-spanned="1">
            <text:p>O workflow para o <text:s/>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>
            <text:p>Correto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>
            <text:p>Correto</text:p>
          </table:table-cell>
        </table:table-row>
        <table:table-row table:style-name="ro5">
          <table:table-cell/>
          <table:table-cell office:value-type="string" table:number-columns-spanned="2" table:number-rows-spanned="1">
            <text:p>O “Termo de abertura de projeto” está com os registros de autor da alteração, de datas da efetivação da <text:s/>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>
            <text:p>Correto</text:p>
          </table:table-cell>
        </table:table-row>
        <table:table-row table:style-name="ro5">
          <table:table-cell/>
          <table:table-cell office:value-type="string" table:number-columns-spanned="2" table:number-rows-spanned="1">
            <text:p>O “Termo de abertura de projeto” está com os registros de autor da alteração e de datas da efetivação da <text:s/>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>
            <text:p>Correto</text:p>
          </table:table-cell>
        </table:table-row>
        <table:table-row table:style-name="ro2">
          <table:table-cell/>
          <table:table-cell table:style-name="ce3" office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6"/>
          <table:table-cell table:style-name="ce8" office:value-type="string">
            <text:p>Resposta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9" table:content-validation-name="val3" office:value-type="string">
            <text:p>Sim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9" table:content-validation-name="val3" office:value-type="string">
            <text:p>Sim</text:p>
          </table:table-cell>
        </table:table-row>
        <table:table-row table:style-name="ro5">
          <table:table-cell/>
          <table:table-cell office:value-type="string" table:number-columns-spanned="2" table:number-rows-spanned="1">
            <text:p>É possível registrar alterações do conteúdo do documento: autor da alteração, datas da efetivação da alteração,</text:p>
            <text:p>Breve descrição da alteração (Sim/Não) ?</text:p>
          </table:table-cell>
          <table:covered-table-cell/>
          <table:table-cell table:style-name="ce9" table:content-validation-name="val3" office:value-type="string">
            <text:p>Sim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9" table:content-validation-name="val3" office:value-type="string">
            <text:p>Sim</text:p>
          </table:table-cell>
        </table:table-row>
        <table:table-row table:style-name="ro5">
          <table:table-cell/>
          <table:table-cell office:value-type="string" table:number-columns-spanned="2" table:number-rows-spanned="1">
            <text:p>Do ponto de vista de qualidade e de corretude das informações registradas, o documento de “Termo de abertura</text:p>
            <text:p>De projeto” foi preenchido corretamente (Correto/ Parcialmente Correto/Incorreto)? </text:p>
          </table:table-cell>
          <table:covered-table-cell/>
          <table:table-cell table:content-validation-name="val2" office:value-type="string">
            <text:p>Correto</text:p>
          </table:table-cell>
        </table:table-row>
        <table:table-row table:style-name="ro5">
          <table:table-cell/>
          <table:table-cell office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>
            <text:p>Corret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30/08/2016</text:date>, <text:time>16:2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6:24:51.31</dc:date>
    <meta:editing-duration>PT8M44S</meta:editing-duration>
    <meta:editing-cycles>1</meta:editing-cycles>
    <meta:generator>OpenOffice/4.1.2$Win32 OpenOffice.org_project/412m3$Build-9782</meta:generator>
    <dc:creator>Luis Fernando Cavalcante</dc:creator>
    <meta:document-statistic meta:table-count="1" meta:cell-count="44" meta:object-count="0"/>
  </office:meta>
</office:document-meta>
</file>